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5cm" fo:min-width="5cm"/>
    </style:style>
    <style:style style:name="gr2" style:family="graphic" style:parent-style-name="standard">
      <style:graphic-properties draw:textarea-horizontal-align="justify" draw:textarea-vertical-align="middle" draw:auto-grow-height="false" fo:min-height="1.55cm" fo:min-width="5.2cm"/>
    </style:style>
    <style:style style:name="gr3" style:family="graphic" style:parent-style-name="standard">
      <style:graphic-properties draw:auto-grow-height="false" fo:min-height="9.41cm" fo:min-width="4.96cm" fo:wrap-option="no-wrap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auto-grow-height="false" fo:min-height="0.648cm" fo:min-width="5.498cm" fo:wrap-option="no-wrap"/>
    </style:style>
    <style:style style:name="gr6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2.15cm" fo:min-width="5.4cm"/>
    </style:style>
    <style:style style:name="gr8" style:family="graphic" style:parent-style-name="standard">
      <style:graphic-properties draw:textarea-horizontal-align="justify" draw:textarea-vertical-align="middle" draw:auto-grow-height="false" fo:min-height="2.25cm" fo:min-width="5.5cm"/>
    </style:style>
    <style:style style:name="gr9" style:family="graphic" style:parent-style-name="standard">
      <style:graphic-properties draw:textarea-horizontal-align="justify" draw:textarea-vertical-align="middle" draw:auto-grow-height="false" fo:min-height="2.05cm" fo:min-width="5.7cm"/>
    </style:style>
    <style:style style:name="gr10" style:family="graphic" style:parent-style-name="standard">
      <style:graphic-properties draw:auto-grow-height="false" fo:min-height="10.518cm" fo:min-width="5.368cm" fo:wrap-option="no-wrap"/>
    </style:style>
    <style:style style:name="gr11" style:family="graphic" style:parent-style-name="standard">
      <style:graphic-properties draw:textarea-horizontal-align="justify" draw:textarea-vertical-align="middle" draw:auto-grow-height="false" fo:min-height="0.882cm" fo:min-width="3.4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5.5cm" svg:height="1.8cm" svg:x="1.9cm" svg:y="4cm">
          <text:p text:style-name="P1">2D body keypoint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cm" svg:height="1.8cm" svg:x="1.9cm" svg:y="7.7cm">
          <text:p text:style-name="P1">2D hand keypoint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7cm" svg:height="1.8cm" svg:x="1.8cm" svg:y="11.4cm">
          <text:p text:style-name="P1">2D face keypoints</text:p>
          <draw:enhanced-geometry svg:viewBox="0 0 21600 21600" draw:type="rectangle" draw:enhanced-path="M 0 0 L 21600 0 21600 21600 0 21600 0 0 Z N"/>
        </draw:custom-shape>
        <draw:custom-shape draw:style-name="gr3" draw:layer="layout" svg:width="6.7cm" svg:height="10.9cm" svg:x="1.3cm" svg:y="3.2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4" draw:text-style-name="P2" draw:layer="layout" svg:x1="4.8cm" svg:y1="2.2cm" svg:x2="4.9cm" svg:y2="3.8cm">
          <text:p/>
        </draw:line>
        <draw:custom-shape draw:style-name="gr5" draw:layer="layout" svg:width="6.2cm" svg:height="1.1cm" svg:x="1.6cm" svg:y="1.3cm">
          <text:p><text:s text:c="7"/>openpose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6" draw:text-style-name="P1" draw:layer="layout" svg:x1="7.3cm" svg:y1="5cm" svg:x2="10.5cm" svg:y2="5cm">
          <text:p/>
        </draw:line>
        <draw:custom-shape draw:style-name="gr7" draw:text-style-name="P1" draw:layer="layout" svg:width="5.9cm" svg:height="2.4cm" svg:x="10.5cm" svg:y="3.8cm">
          <text:p text:style-name="P1">Up</text:p>
          <text:p text:style-name="P1">这是bodypose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7.4cm" svg:y1="8.6cm" svg:x2="10.7cm" svg:y2="8.6cm">
          <text:p/>
        </draw:line>
        <draw:custom-shape draw:style-name="gr8" draw:text-style-name="P1" draw:layer="layout" svg:width="6cm" svg:height="2.5cm" svg:x="10.5cm" svg:y="7.8cm">
          <text:p text:style-name="P1">Mano</text:p>
          <text:p text:style-name="P1">这是handpose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7.3cm" svg:y1="12.3cm" svg:x2="10.6cm" svg:y2="12.3cm">
          <text:p/>
        </draw:line>
        <draw:custom-shape draw:style-name="gr9" draw:text-style-name="P1" draw:layer="layout" svg:width="6.2cm" svg:height="2.3cm" svg:x="10.4cm" svg:y="11.4cm">
          <text:p text:style-name="P1">Face</text:p>
          <text:p text:style-name="P1">这是facepose</text:p>
          <draw:enhanced-geometry svg:viewBox="0 0 21600 21600" draw:type="rectangle" draw:enhanced-path="M 0 0 L 21600 0 21600 21600 0 21600 0 0 Z N"/>
        </draw:custom-shape>
        <draw:custom-shape draw:style-name="gr10" draw:layer="layout" svg:width="7.2cm" svg:height="12.1cm" svg:x="9.9cm" svg:y="2.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6" draw:text-style-name="P1" draw:layer="layout" svg:x1="13.2cm" svg:y1="14.8cm" svg:x2="13.2cm" svg:y2="17.4cm">
          <text:p/>
        </draw:line>
        <draw:custom-shape draw:style-name="gr11" draw:text-style-name="P1" draw:layer="layout" svg:width="5.6cm" svg:height="1.6cm" svg:x="10.7cm" svg:y="17.8cm">
          <text:p text:style-name="P1">Stitch</text:p>
          <text:p text:style-name="P1">缝合各个部分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1T20:44:02.031760525</meta:creation-date>
    <dc:date>2018-06-11T20:56:04.212256035</dc:date>
    <meta:editing-duration>PT1M33S</meta:editing-duration>
    <meta:editing-cycles>1</meta:editing-cycles>
    <meta:document-statistic meta:object-count="15"/>
    <meta:generator>LibreOffice/5.1.6.2$Linux_X86_64 LibreOffice_project/10m0$Build-2</meta:generator>
  </office:meta>
</office:document-meta>
</file>